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44.9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60.4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5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an_min_datastre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_C_exp64</text:p>
          </table:table-cell>
          <table:table-cell office:value-type="string" calcext:value-type="string">
            <text:p>2_C.v1.l0.ds1.l_combo0.ds_combo0.idays60.odays1</text:p>
          </table:table-cell>
          <table:table-cell office:value-type="float" office:value="0.00722081214189529" calcext:value-type="float">
            <text:p>0.00722081214189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09" calcext:value-type="float">
            <text:p>209</text:p>
          </table:table-cell>
          <table:table-cell table:formula="of:=[.F2]/[.G2]" office:value-type="float" office:value="0.430622009569378" calcext:value-type="float">
            <text:p>0.430622009569378</text:p>
          </table:table-cell>
          <table:table-cell table:formula="of:=[.H2]*[.D2]" office:value-type="float" office:value="0.00310944063526592" calcext:value-type="float">
            <text:p>0.003109440635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_C_exp32</text:p>
          </table:table-cell>
          <table:table-cell office:value-type="string" calcext:value-type="string">
            <text:p>2_C.v1.l0.ds1.l_combo0.ds_combo1.idays60.odays1</text:p>
          </table:table-cell>
          <table:table-cell office:value-type="float" office:value="0.00245510181412101" calcext:value-type="float">
            <text:p>0.0024551018141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table:formula="of:=[.F3]/[.G3]" office:value-type="float" office:value="0.0717703349282297" calcext:value-type="float">
            <text:p>0.07177033492823</text:p>
          </table:table-cell>
          <table:table-cell table:formula="of:=[.H3]*[.D3]" office:value-type="float" office:value="0.000176203479482369" calcext:value-type="float">
            <text:p>0.000176203479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C_exp8</text:p>
          </table:table-cell>
          <table:table-cell office:value-type="string" calcext:value-type="string">
            <text:p>2_C.v1.l0.ds1.l_combo0.ds_combo2.idays30.odays1</text:p>
          </table:table-cell>
          <table:table-cell office:value-type="float" office:value="0.0116234347224236" calcext:value-type="float">
            <text:p>0.011623434722424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09" calcext:value-type="float">
            <text:p>209</text:p>
          </table:table-cell>
          <table:table-cell table:formula="of:=[.F4]/[.G4]" office:value-type="float" office:value="0.363636363636364" calcext:value-type="float">
            <text:p>0.363636363636364</text:p>
          </table:table-cell>
          <table:table-cell table:formula="of:=[.H4]*[.D4]" office:value-type="float" office:value="0.00422670353542675" calcext:value-type="float">
            <text:p>0.0042267035354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_C_exp64</text:p>
          </table:table-cell>
          <table:table-cell office:value-type="string" calcext:value-type="string">
            <text:p>2_C.v1.l0.ds1.l_combo0.ds_combo3.idays60.odays1</text:p>
          </table:table-cell>
          <table:table-cell office:value-type="float" office:value="0.0301710180938244" calcext:value-type="float">
            <text:p>0.03017101809382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F5]/[.G5]" office:value-type="float" office:value="0.133971291866029" calcext:value-type="float">
            <text:p>0.133971291866029</text:p>
          </table:table-cell>
          <table:table-cell table:formula="of:=[.H5]*[.D5]" office:value-type="float" office:value="0.00404205027094298" calcext:value-type="float">
            <text:p>0.00404205027094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formula="of:=SUM([.F2:.F5]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2:.I5])" office:value-type="float" office:value="0.011554397921118" calcext:value-type="float">
            <text:p>0.011554397921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8T14:54:22.407390446</dc:date>
    <meta:editing-duration>PT4M34S</meta:editing-duration>
    <meta:editing-cycles>1</meta:editing-cycles>
    <meta:document-statistic meta:table-count="1" meta:cell-count="47" meta:object-count="0"/>
    <meta:generator>LibreOffice/6.0.7.3$Linux_X86_64 LibreOffice_project/00m0$Build-3</meta:generator>
  </office:meta>
</office:document-meta>
</file>